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3.81cm" style:use-optimal-column-width="true"/>
    </style:style>
    <style:style style:name="co2" style:family="table-column">
      <style:table-column-properties fo:break-before="auto" style:column-width="17.8064583333333cm" style:use-optimal-column-width="true"/>
    </style:style>
    <style:style style:name="co3" style:family="table-column">
      <style:table-column-properties fo:break-before="auto" style:column-width="22.8070833333333cm" style:use-optimal-column-width="true"/>
    </style:style>
    <style:style style:name="co4" style:family="table-column">
      <style:table-column-properties fo:break-before="auto" style:column-width="3.14854166666667cm" style:use-optimal-column-width="true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Sto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Epic</text:p>
          </table:table-cell>
          <table:table-cell office:value-type="string" table:style-name="ce2">
            <text:p>User Story</text:p>
          </table:table-cell>
          <table:table-cell office:value-type="string" table:style-name="ce2">
            <text:p>Acceptance Criteria</text:p>
          </table:table-cell>
          <table:table-cell office:value-type="string" table:style-name="ce2">
            <text:p>Path Type</text:p>
          </table:table-cell>
          <table:table-cell office:value-type="string" table:style-name="ce2">
            <text:p>Priority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Purchase Products</text:p>
          </table:table-cell>
          <table:table-cell office:value-type="string" table:style-name="ce4">
            <text:p>1.1 As a User, I would like to purchase a product, So that I can use it.</text:p>
          </table:table-cell>
          <table:table-cell office:value-type="string" table:style-name="ce4">
            <text:p>1.1.1 GIVEN I am Logged in AND on the products page WHEN I add an item to the cart THEN I can purchase it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2 GIVEN I am Logged in AND on the your cart page WHEN I do not have an item in the cart THEN I cannot checkout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3 GIVEN I am Logged in AND on the products page WHEN I remove an item from the cart THEN it should be removed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4 GIVEN I am Logged in AND on the products page WHEN I click the Cart button THEN I am taken to the your cart pag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5 GIVEN I am Logged in AND on the your cart page WHEN I remove an item from the cart THEN is should be removed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6 GIVEN I am Logged in AND on the your cart page WHEN I click continue shopping THEN I am taken to the products pag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7 GIVEN I am Logged in AND I am on checkout information WHEN I enter the valid details THEN I can continue to checkout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8 GIVEN I am Logged in AND I am on checkout information WHEN I enter invalid details THEN I cannot continue to checkout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9 GIVEN I am Logged in WHEN I am on checkout overview THEN I can see the products I am purchasing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10 GIVEN I am Logged in WHEN I am on checkout overview THEN I can see the correct total price for all products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11 GIVEN I am Logged in WHEN I am on checkout complete THEN I can return to the home pag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3">
            <text:p>Burger Menu</text:p>
          </table:table-cell>
          <table:table-cell office:value-type="string" table:style-name="ce4">
            <text:p>2.1 As a User, I would like to know more about the company, So that I know more about their values</text:p>
          </table:table-cell>
          <table:table-cell office:value-type="string" table:style-name="ce4">
            <text:p>2.1.1 GIVEN I am Logged in AND on the burger menu WHEN I click the about button THEN I am taken to saucelabs websit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Should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table:number-columns-repeated="2" table:style-name="ce3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2.2 As a User, I would like to logout of my account, So that my account is safe from other people</text:p>
          </table:table-cell>
          <table:table-cell office:value-type="string" table:style-name="ce4">
            <text:p>2.2.1 GIVEN I am Logged in AND on the burger menu WHEN I click the logout button THEN I am taken to the login pag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table:number-columns-repeated="2" table:style-name="ce3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2.3 As a User, I would like to close the burger menu, So that I can see the page properly</text:p>
          </table:table-cell>
          <table:table-cell office:value-type="string" table:style-name="ce4">
            <text:p>2.3.1 GIVEN I am Logged in AND on the burger menu WHEN I click the all items button THEN the burger menu should clos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Should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2.3.2 GIVEN I am Logged in AND on the burger menu WHEN I click the red cross button THEN the burger menu should clos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Should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table:number-columns-repeated="2" table:style-name="ce3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2.4 As a User, I would like to reset the app state, So that all products in the cart are removed</text:p>
          </table:table-cell>
          <table:table-cell office:value-type="string" table:style-name="ce4">
            <text:p>2.4.1 GIVEN I am Logged in AND on the burger menu WHEN I click the reset button THEN all products are removed from the cart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Should Have</text:p>
          </table:table-cell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5">
            <text:p>Swag Labs Socials</text:p>
          </table:table-cell>
          <table:table-cell office:value-type="string" table:style-name="ce5">
            <text:p>3.1 As a User, I would like to visit Swag Labs Twitter, So that I can follow them and keep up-to-date</text:p>
          </table:table-cell>
          <table:table-cell office:value-type="string" table:style-name="ce5">
            <text:p>3.1.1 GIVEN I am Logged in WHEN I click the Twitter button THEN I am taken to the Swag Labs Twitter pag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Should Have</text:p>
          </table:table-cell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3"/>
          <table:table-cell table:number-columns-repeated="16379"/>
        </table:table-row>
        <table:table-row table:style-name="ro3">
          <table:table-cell table:style-name="ce5"/>
          <table:table-cell office:value-type="string" table:style-name="ce5">
            <text:p>3.2 As a User, I would like to visit Swag Labs Facebook, So that I can follow them and keep up-to-date</text:p>
          </table:table-cell>
          <table:table-cell office:value-type="string" table:style-name="ce5">
            <text:p>3.2.1 GIVEN I am Logged in WHEN I click the Facebook button THEN I am taken to the Swag Labs Facebook pag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Should Have</text:p>
          </table:table-cell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3"/>
          <table:table-cell table:number-columns-repeated="16379"/>
        </table:table-row>
        <table:table-row table:style-name="ro3">
          <table:table-cell table:style-name="ce5"/>
          <table:table-cell office:value-type="string" table:style-name="ce5">
            <text:p>3.1 As a User, I would like to visit Swag Labs Linkedin, So that I can follow them and keep up-to-date</text:p>
          </table:table-cell>
          <table:table-cell office:value-type="string" table:style-name="ce5">
            <text:p>3.3.1 GIVEN I am Logged in WHEN I click the Linkedin button THEN I am taken to the Swag Labs Linkedin pag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Should Have</text:p>
          </table:table-cell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5">
            <text:p>Services and Policies</text:p>
          </table:table-cell>
          <table:table-cell office:value-type="string" table:style-name="ce5">
            <text:p>4.1 As a User, I would like to read Swag Labs Terms of Services, So that I know the legal agreement</text:p>
          </table:table-cell>
          <table:table-cell office:value-type="string" table:style-name="ce5">
            <text:p>4.1.1 GIVEN I am Logged in WHEN I click the Terms of Service button THEN I am taken to the Swag Labs Terms of Service pag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style-name="ro3">
          <table:table-cell table:number-columns-repeated="3" table:style-name="ce5"/>
          <table:table-cell table:number-columns-repeated="2" table:style-name="ce3"/>
          <table:table-cell table:number-columns-repeated="16379"/>
        </table:table-row>
        <table:table-row table:style-name="ro3">
          <table:table-cell table:style-name="ce5"/>
          <table:table-cell office:value-type="string" table:style-name="ce5">
            <text:p>4.2 As a User, I would like to read Swag Labs Privacy Policy, So that I know how my data is being used</text:p>
          </table:table-cell>
          <table:table-cell office:value-type="string" table:style-name="ce5">
            <text:p>4.2.1 GIVEN I am Logged in WHEN I click the Privacy policy button THEN I am taken to the Swag labs Privacy Policy page</text:p>
          </table:table-cell>
          <table:table-cell office:value-type="string" table:style-name="ce3">
            <text:p>Happy</text:p>
          </table:table-cell>
          <table:table-cell office:value-type="string" table:style-name="ce3">
            <text:p>Must Have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User_Stories.A2:User_Stories.E3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m</meta:initial-creator>
    <dc:creator>Tom</dc:creator>
    <meta:creation-date>2022-08-22T19:56:23Z</meta:creation-date>
    <dc:date>2022-08-23T11:09:48Z</dc:date>
  </office:meta>
</office:document-meta>
</file>